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1cm" svg:stroke-color="#000000" draw:stroke-linejoin="miter" draw:fill="solid" draw:fill-color="#000000"/>
    </style:style>
    <style:style style:name="gr2" style:family="graphic" style:parent-style-name="objectwitharrow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0.407cm" fo:min-width="0.157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9015"/>
    </style:style>
  </office:automatic-styles>
  <office:body>
    <office:drawing>
      <draw:page draw:name="page1" draw:style-name="dp1" draw:master-page-name="diagrams2">
        <draw:path draw:style-name="gr1" draw:text-style-name="P1" draw:layer="layout" svg:width="0.07cm" svg:height="0.069cm" svg:x="5.377cm" svg:y="1.286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2" draw:text-style-name="P2" draw:layer="layout" svg:x1="2.874cm" svg:y1="1.424cm" svg:x2="4.053cm" svg:y2="1.418cm">
          <text:p/>
        </draw:line>
        <draw:line draw:style-name="gr3" draw:text-style-name="P3" draw:layer="layout" svg:x1="5.413cm" svg:y1="1.313cm" svg:x2="6.542cm" svg:y2="0.589cm">
          <text:p/>
        </draw:line>
        <draw:line draw:style-name="gr3" draw:text-style-name="P3" draw:layer="layout" svg:x1="5.388cm" svg:y1="1.305cm" svg:x2="4.259cm" svg:y2="0.581cm">
          <text:p/>
        </draw:line>
        <draw:line draw:style-name="gr3" draw:text-style-name="P3" draw:layer="layout" svg:x1="5.425cm" svg:y1="2.67cm" svg:x2="5.414cm" svg:y2="1.329cm">
          <text:p/>
        </draw:line>
        <draw:path draw:style-name="gr4" draw:text-style-name="P4" draw:layer="layout" svg:width="0.415cm" svg:height="0.409cm" svg:x="5.954cm" svg:y="0.627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4" draw:text-style-name="P4" draw:layer="layout" svg:width="0.415cm" svg:height="0.409cm" svg:x="5.209cm" svg:y="2.003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4" draw:text-style-name="P4" draw:layer="layout" svg:width="0.415cm" svg:height="0.409cm" svg:x="4.436cm" svg:y="0.626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ath draw:style-name="gr1" draw:text-style-name="P1" draw:layer="layout" svg:width="0.07cm" svg:height="0.069cm" svg:x="1.4cm" svg:y="1.293cm" svg:viewBox="0 0 71 70" svg:d="M71 35c0 6-2 12-5 17-3 6-7 10-13 13s-11 5-18 5c-6 0-12-2-17-5-6-3-10-7-13-13-4-5-5-11-5-17 0-7 1-12 5-18 3-5 7-9 13-12 5-4 11-5 17-5 7 0 12 1 18 5 6 3 10 7 13 12 3 6 5 11 5 18z">
          <text:p/>
        </draw:path>
        <draw:line draw:style-name="gr3" draw:text-style-name="P3" draw:layer="layout" svg:x1="1.436cm" svg:y1="1.32cm" svg:x2="2.242cm" svg:y2="0.804cm">
          <text:p/>
        </draw:line>
        <draw:line draw:style-name="gr3" draw:text-style-name="P3" draw:layer="layout" svg:x1="1.411cm" svg:y1="1.312cm" svg:x2="0.624cm" svg:y2="0.808cm">
          <text:p/>
        </draw:line>
        <draw:line draw:style-name="gr3" draw:text-style-name="P3" draw:layer="layout" svg:x1="1.443cm" svg:y1="2.168cm" svg:x2="1.437cm" svg:y2="1.336cm">
          <text:p/>
        </draw:line>
        <draw:frame draw:style-name="gr5" draw:text-style-name="P2" draw:layer="layout" svg:width="0.529cm" svg:height="0.47cm" svg:x="5.143cm" svg:y="1.9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0.492cm" svg:height="0.47cm" svg:x="4.39cm" svg:y="0.58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0.509cm" svg:height="0.47cm" svg:x="5.899cm" svg:y="0.60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" draw:text-style-name="P2" draw:layer="layout" svg:width="0.927cm" svg:height="0.927cm" svg:x="0.972cm" svg:y="0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483cm" svg:height="0.47cm" svg:x="1.237cm" svg:y="1.1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7-12-16T22:11:01.740883072</dc:date>
    <meta:editing-duration>PT1H1M59S</meta:editing-duration>
    <meta:editing-cycles>16</meta:editing-cycles>
    <meta:document-statistic meta:object-count="17"/>
  </office:meta>
</office:document-meta>
</file>

<file path=Object 1/content.xml><?xml version="1.0" encoding="utf-8"?>
<math xmlns="http://www.w3.org/1998/Math/MathML" display="block">
  <semantics>
    <mi>T</mi>
    <annotation encoding="StarMath 5.0">T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